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98d" officeooo:paragraph-rsid="0016898d"/>
    </style:style>
    <style:style style:name="P2" style:family="paragraph" style:parent-style-name="Standard">
      <style:text-properties officeooo:rsid="0016898d" officeooo:paragraph-rsid="0016898d" fo:background-color="#ffb66c"/>
    </style:style>
    <style:style style:name="P3" style:family="paragraph" style:parent-style-name="Standard">
      <style:text-properties officeooo:rsid="0016898d" officeooo:paragraph-rsid="0016898d"/>
    </style:style>
    <style:style style:name="P4" style:family="paragraph" style:parent-style-name="Standard">
      <style:text-properties officeooo:rsid="0016898d" officeooo:paragraph-rsid="0016898d" fo:background-color="#afd095"/>
    </style:style>
    <style:style style:name="P5" style:family="paragraph" style:parent-style-name="Standard">
      <style:text-properties fo:color="#000000" loext:opacity="100%" officeooo:rsid="0016898d" officeooo:paragraph-rsid="0016898d" fo:background-color="#ffb66c"/>
    </style:style>
    <style:style style:name="T1" style:family="text">
      <style:text-properties fo:background-color="#ffb66c" loext:char-shading-value="0"/>
    </style:style>
    <style:style style:name="T2" style:family="text">
      <style:text-properties fo:background-color="#ffb66c" loext:char-shading-value="0"/>
    </style:style>
    <style:style style:name="T3" style:family="text">
      <style:text-properties fo:background-color="#afd095" loext:char-shading-value="0"/>
    </style:style>
    <style:style style:name="T4" style:family="text">
      <style:text-properties fo:background-color="#afd095" loext:char-shading-value="0"/>
    </style:style>
    <style:style style:name="T5" style:family="text">
      <style:text-properties officeooo:rsid="0016b5b6" fo:background-color="#afd095" loext:char-shading-value="0"/>
    </style:style>
    <style:style style:name="T6" style:family="text">
      <style:text-properties officeooo:rsid="0016b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ifica las siguientes acciones en <text:span text:style-name="T2">Análisis</text:span> o <text:span text:style-name="T4">Diseño</text:span> según corresponda indicando alguna justificación:</text:p>
      <text:p text:style-name="P1"/>
      <text:p text:style-name="P1"/>
      <text:p text:style-name="P2">Estudio de la viabilidad técnica de implementar ciertas características.</text:p>
      <text:p text:style-name="P2"/>
      <text:p text:style-name="P2">Creación de diagramas de flujo para modelar procesos de negocio.</text:p>
      <text:p text:style-name="P2"/>
      <text:p text:style-name="P4">Desarrollo de diagramas de secuencia para representar la interacción entre componentes.</text:p>
      <text:p text:style-name="P4"/>
      <text:p text:style-name="P4">Definición de patrones de diseño de software a utilizar en el proyecto.</text:p>
      <text:p text:style-name="P4"/>
      <text:p text:style-name="P2">Reuniones con el cliente para comprender los requisitos del sistema.</text:p>
      <text:p text:style-name="P2"/>
      <text:p text:style-name="P2">Documentación de los requisitos funcionales y no funcionales.</text:p>
      <text:p text:style-name="P2"/>
      <text:p text:style-name="P2">Evaluación de la seguridad y la privacidad de los datos.</text:p>
      <text:p text:style-name="P2"/>
      <text:p text:style-name="P2">Evaluación de la arquitectura de software existente.</text:p>
      <text:p text:style-name="P2"/>
      <text:p text:style-name="P4">Estudio técnico de algoritmos y lógica de programación para funcionalidades específicas.</text:p>
      <text:p text:style-name="P4"/>
      <text:p text:style-name="P5">Selección de tecnologías y herramient<text:span text:style-name="T3">as de desarrollo adecuadas. </text:span><text:span text:style-name="T5">(Análisis y diseño)</text:span></text:p>
      <text:p text:style-name="P5"><text:span text:style-name="T5"/></text:p>
      <text:p text:style-name="P4">Creación de diagramas de despliegue para planificar la infraestructura de implementación.</text:p>
      <text:p text:style-name="P1"/>
      <text:p text:style-name="P4">Estudio técnico de la interfaz de usuario (UI) y la experiencia de usuario (UX).</text:p>
      <text:p text:style-name="P1"/>
      <text:p text:style-name="P2">Entrevistas con usuarios finales para recopilar información sobre sus necesidades.</text:p>
      <text:p text:style-name="P1"/>
      <text:p text:style-name="P2">Creación de casos de uso para representar escenarios de interacción del usuario.</text:p>
      <text:p text:style-name="P1"/>
      <text:p text:style-name="P2">Evaluación de riesgos y amenazas para el proyecto.</text:p>
      <text:p text:style-name="P1"/>
      <text:p text:style-name="P4">Estudio técnico <text:s/>de la base de datos, incluyendo la estructura de tablas y relaciones.</text:p>
      <text:p text:style-name="P1"/>
      <text:p text:style-name="P4">Creación de prototipos de software para validar conceptos con los usuarios.</text:p>
      <text:p text:style-name="P1"/>
      <text:p text:style-name="P4">Estudio técnico de la arquitectura de software, incluyendo componentes y módulos.</text:p>
      <text:p text:style-name="P1"/>
      <text:p text:style-name="P4">Creación de diagramas de clases para modelar la estructura de datos.</text:p>
      <text:p text:style-name="P1"/>
      <text:p text:style-name="P2">Estimación de costos y presupuestos para determinar el alcance financier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0T19:39:46.370000000</dc:date>
    <meta:editing-duration>PT5M40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1" meta:word-count="224" meta:character-count="1572" meta:non-whitespace-character-count="1368"/>
  </office:meta>
</office:document-meta>
</file>